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regardait, médusé, le déferlement de violence qui s'abattait sur la salle de sport. Les spectateurs de ce qui était il y a quelques instants un simple combat de boxe d'exhibition s'étaient retournés les uns contre les autres et s'échangeaient des coups sans se retenir. Même les deux boxeurs avaient rejoint la mêlée et distribuaient des crochets à qui avait le malheur de se trouver sur leur chemin. Alors qu'il était à l'origine venu simplement pour s'entraîner -sans savoir que la salle était réservée pour le match en question, le blondin se retrouvait désormais au milieu du champ de bataille et paraissait comme tétanisé, horrifié par ce qu'il voyait. Le Chaos. Son Némésis. Il fut cependant tiré de sa stupeur lorsqu'une chaise pliante frôla son visage pour s'écraser à ses pieds, faisant virevolter une mèche de sa chevelure d'or. L'adolescent cligna plusieurs fois des yeux avant de se mettre finalement à bouger.</text:p>
      <text:p text:style-name="Standard"/>
      <text:p text:style-name="Standard">-Wow, la chance !</text:p>
      <text:p text:style-name="Standard"/>
      <text:p text:style-name="Standard">Ni une, ni deux, Edward se jeta derrière l'un des rings de la salle, celui le plus éloigné de la scène, n'ayant que moyennement confiance en sa bonne étoile pour lui sauver la mise une autre fois. Une fois relativement à l'abri, le garçon passa le haut de son visage au dessus du tapis du ring pour observer et essayer d'analyser un peu plus ce qu'il se passait. Un rictus déforma alors son visage ; lui qui avait fait le vœu de rétablir l'équilibre, il était servi vu le bordel qui régnait ici. Si seulement il avait eu la moindre idée de ce que faisaient ses pouvoirs pour l'aider dans cette tâ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12:56:15.47</meta:creation-date>
    <dc:date>2017-08-07T13:40:12.41</dc:date>
    <meta:editing-duration>PT43M27S</meta:editing-duration>
    <meta:editing-cycles>72</meta:editing-cycles>
    <meta:generator>OpenOffice/4.1.3$Win32 OpenOffice.org_project/413m1$Build-9783</meta:generator>
    <meta:document-statistic meta:table-count="0" meta:image-count="0" meta:object-count="0" meta:page-count="1" meta:paragraph-count="3" meta:word-count="268" meta:character-count="1548"/>
  </office:meta>
</office:document-meta>
</file>